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SumByNameRoundTask.reportSumByNameRound( List taskSta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pSumByNameRound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SumByNameRoundTask.RepSumByNameRound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